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imeTable" style:family="table" style:master-page-name="">
      <style:table-properties style:width="19.001cm" style:page-number="auto" table:align="margins" style:shadow="none"/>
    </style:style>
    <style:style style:name="TimeTable.A" style:family="table-column">
      <style:table-column-properties style:column-width="0.831cm" style:rel-column-width="471*"/>
    </style:style>
    <style:style style:name="TimeTable.B" style:family="table-column">
      <style:table-column-properties style:column-width="2.32cm" style:rel-column-width="1315*"/>
    </style:style>
    <style:style style:name="TimeTable.C" style:family="table-column">
      <style:table-column-properties style:column-width="7.925cm" style:rel-column-width="4493*"/>
    </style:style>
    <style:style style:name="TimeTable.1" style:family="table-row">
      <style:table-row-properties style:min-row-height="0.554cm"/>
    </style:style>
    <style:style style:name="TimeTable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imeTable.D1" style:family="table-cell">
      <style:table-cell-properties fo:padding="0.097cm" fo:border="0.035cm solid #000000"/>
    </style:style>
    <style:style style:name="TimeTable.2" style:family="table-row">
      <style:table-row-properties style:min-row-height="0.504cm"/>
    </style:style>
    <style:style style:name="TimeTable.A2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imeTable.B2" style:family="table-cell">
      <style:table-cell-properties fo:padding="0.097cm" fo:border-left="0.018cm solid #000000" fo:border-right="none" fo:border-top="0.018cm solid #000000" fo:border-bottom="0.018cm solid #000000"/>
    </style:style>
    <style:style style:name="TimeTable.C2" style:family="table-cell">
      <style:table-cell-properties fo:padding="0.097cm" fo:border-left="0.018cm solid #000000" fo:border-right="none" fo:border-top="0.035cm solid #000000" fo:border-bottom="0.018cm solid #000000"/>
    </style:style>
    <style:style style:name="TimeTable.D2" style:family="table-cell">
      <style:table-cell-properties fo:padding="0.097cm" fo:border-left="0.018cm solid #000000" fo:border-right="0.018cm solid #000000" fo:border-top="0.035cm solid #000000" fo:border-bottom="0.018cm solid #000000"/>
    </style:style>
    <style:style style:name="TimeTable.A3" style:family="table-cell">
      <style:table-cell-properties style:vertical-align="middle" fo:padding="0.097cm" fo:border-left="0.035cm solid #000000" fo:border-right="none" fo:border-top="none" fo:border-bottom="none"/>
    </style:style>
    <style:style style:name="TimeTable.B3" style:family="table-cell">
      <style:table-cell-properties fo:padding="0.097cm" fo:border-left="0.018cm solid #000000" fo:border-right="none" fo:border-top="none" fo:border-bottom="0.018cm solid #000000"/>
    </style:style>
    <style:style style:name="TimeTable.D3" style:family="table-cell">
      <style:table-cell-properties fo:padding="0.097cm" fo:border-left="0.018cm solid #000000" fo:border-right="0.018cm solid #000000" fo:border-top="none" fo:border-bottom="0.018cm solid #000000"/>
    </style:style>
    <style:style style:name="TimeTable.A9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imeTable.B10" style:family="table-cell">
      <style:table-cell-properties fo:padding="0.097cm" fo:border-left="0.035cm solid #000000" fo:border-right="none" fo:border-top="0.035cm solid #000000" fo:border-bottom="0.018cm solid #000000"/>
    </style:style>
    <style:style style:name="TimeTable.B11" style:family="table-cell">
      <style:table-cell-properties fo:padding="0.097cm" fo:border-left="0.035cm solid #000000" fo:border-right="none" fo:border-top="none" fo:border-bottom="0.018cm solid #000000"/>
    </style:style>
    <style:style style:name="TimeTable.32" style:family="table-row">
      <style:table-row-properties style:min-row-height="0.566cm"/>
    </style:style>
    <style:style style:name="TimeTable.A43" style:family="table-cell">
      <style:table-cell-properties fo:padding="0.097cm" fo:border-left="0.035cm solid #000000" fo:border-right="none" fo:border-top="none" fo:border-bottom="none"/>
    </style:style>
    <style:style style:name="TimeTable.A49" style:family="table-cell">
      <style:table-cell-properties fo:padding="0.097cm" fo:border-left="0.035cm solid #000000" fo:border-right="none" fo:border-top="none" fo:border-bottom="0.035cm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Table_20_Contents">
      <style:paragraph-properties fo:text-align="end" style:justify-single-word="false"/>
      <style:text-properties style:text-rotation-angle="90" style:text-rotation-scale="fixe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size="15pt" style:font-size-asian="15pt" style:font-size-complex="15pt" style:text-rotation-angle="90" style:text-rotation-scale="line-height"/>
    </style:style>
    <style:style style:name="P6" style:family="paragraph" style:parent-style-name="Table_20_Contents">
      <style:paragraph-properties fo:text-align="start" style:justify-single-word="false"/>
      <style:text-properties fo:font-size="15pt" style:font-size-asian="15pt" style:font-size-complex="15pt" style:text-rotation-angle="90" style:text-rotation-scale="line-height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fo:font-size="15pt" style:font-size-asian="15pt" style:font-size-complex="15pt" style:text-rotation-angle="90" style:text-rotation-scale="line-heigh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>
      <style:paragraph-properties fo:text-align="start"/>
      <style:text-properties style:text-line-through-style="none" style:font-name="Arimo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nos" fo:font-size="12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2pt" style:language-asian="zh" style:country-asian="CN" style:font-style-asian="normal" style:font-weight-asian="normal" style:font-name-complex="DejaVu Sans Condensed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text form:name="1.1.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5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6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1.8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4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5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6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7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1.8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2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3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4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5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6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7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1.8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1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1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2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3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4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5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6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7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1.8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1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2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3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4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5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6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7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1.8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1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2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3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4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5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6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7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1.8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1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2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3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4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5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6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7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1.2.8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1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2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4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5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6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7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2.2.8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1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2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3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4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5" form:control-implementation="ooo:com.sun.star.form.component.Text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6" form:control-implementation="ooo:com.sun.star.form.component.Text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7" form:control-implementation="ooo:com.sun.star.form.component.Text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3.2.8" form:control-implementation="ooo:com.sun.star.form.component.Text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2" form:control-implementation="ooo:com.sun.star.form.component.Text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3" form:control-implementation="ooo:com.sun.star.form.component.Text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4" form:control-implementation="ooo:com.sun.star.form.component.Text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5" form:control-implementation="ooo:com.sun.star.form.component.Text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6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7" form:control-implementation="ooo:com.sun.star.form.component.Text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4.2.8" form:control-implementation="ooo:com.sun.star.form.component.Text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1" form:control-implementation="ooo:com.sun.star.form.component.Text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2" form:control-implementation="ooo:com.sun.star.form.component.Text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3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4" form:control-implementation="ooo:com.sun.star.form.component.Text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5" form:control-implementation="ooo:com.sun.star.form.component.Text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6" form:control-implementation="ooo:com.sun.star.form.component.Text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7" form:control-implementation="ooo:com.sun.star.form.component.Text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5.2.8" form:control-implementation="ooo:com.sun.star.form.component.Text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1" form:control-implementation="ooo:com.sun.star.form.component.Text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2" form:control-implementation="ooo:com.sun.star.form.component.Text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3" form:control-implementation="ooo:com.sun.star.form.component.Text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4" form:control-implementation="ooo:com.sun.star.form.component.Text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5" form:control-implementation="ooo:com.sun.star.form.component.Text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6" form:control-implementation="ooo:com.sun.star.form.component.Text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7" form:control-implementation="ooo:com.sun.star.form.component.Text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6.2.8" form:control-implementation="ooo:com.sun.star.form.component.Text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meTable" table:style-name="TimeTable">
        <table:table-column table:style-name="TimeTable.A"/>
        <table:table-column table:style-name="TimeTable.B"/>
        <table:table-column table:style-name="TimeTable.C" table:number-columns-repeated="2"/>
        <table:table-row table:style-name="TimeTable.1">
          <table:table-cell table:style-name="TimeTable.A1" office:value-type="string">
            <text:p text:style-name="P2"/>
          </table:table-cell>
          <table:table-cell table:style-name="TimeTable.A1" office:value-type="string">
            <text:p text:style-name="P7"/>
          </table:table-cell>
          <table:table-cell table:style-name="TimeTable.A1" office:value-type="string">
            <text:p text:style-name="P8">І тиждень</text:p>
          </table:table-cell>
          <table:table-cell table:style-name="TimeTable.D1" office:value-type="string">
            <text:p text:style-name="P8">ІІ тиждень</text:p>
          </table:table-cell>
        </table:table-row>
        <table:table-row table:style-name="TimeTable.2">
          <table:table-cell table:style-name="TimeTable.A2" table:number-rows-spanned="8" office:value-type="string">
            <text:p text:style-name="P9">Понеділок</text:p>
          </table:table-cell>
          <table:table-cell table:style-name="TimeTable.B2" office:value-type="string">
            <text:p text:style-name="P7">8:30 — 9:50</text:p>
          </table:table-cell>
          <table:table-cell table:style-name="TimeTable.C2" office:value-type="string">
            <text:p text:style-name="P7"><draw:control text:anchor-type="as-char" svg:y="-0.037cm" draw:z-index="0" draw:style-name="gr1" draw:text-style-name="P11" svg:width="7.714cm" svg:height="0.364cm" draw:control="control1"/></text:p>
          </table:table-cell>
          <table:table-cell table:style-name="TimeTable.D2" office:value-type="string">
            <text:p text:style-name="P10"><draw:control text:anchor-type="as-char" draw:z-index="50" draw:style-name="gr2" draw:text-style-name="P11" svg:width="7.714cm" svg:height="0.364cm" draw:control="control51"/></text:p>
          </table:table-cell>
        </table:table-row>
        <table:table-row>
          <table:covered-table-cell/>
          <table:table-cell table:style-name="TimeTable.B3" office:value-type="string">
            <text:p text:style-name="P7">10:00 — 11:20</text:p>
          </table:table-cell>
          <table:table-cell table:style-name="TimeTable.B3" office:value-type="string">
            <text:p text:style-name="P10"><draw:control text:anchor-type="as-char" draw:z-index="1" draw:style-name="gr2" draw:text-style-name="P11" svg:width="7.714cm" svg:height="0.364cm" draw:control="control2"/></text:p>
          </table:table-cell>
          <table:table-cell table:style-name="TimeTable.D3" office:value-type="string">
            <text:p text:style-name="P10"><draw:control text:anchor-type="as-char" draw:z-index="51" draw:style-name="gr2" draw:text-style-name="P11" svg:width="7.714cm" svg:height="0.364cm" draw:control="control52"/></text:p>
          </table:table-cell>
        </table:table-row>
        <table:table-row>
          <table:covered-table-cell/>
          <table:table-cell table:style-name="TimeTable.B3" office:value-type="string">
            <text:p text:style-name="P7">11:30 — 12:50</text:p>
          </table:table-cell>
          <table:table-cell table:style-name="TimeTable.B3" office:value-type="string">
            <text:p text:style-name="P10"><draw:control text:anchor-type="as-char" draw:z-index="2" draw:style-name="gr2" draw:text-style-name="P11" svg:width="7.714cm" svg:height="0.364cm" draw:control="control3"/></text:p>
          </table:table-cell>
          <table:table-cell table:style-name="TimeTable.D3" office:value-type="string">
            <text:p text:style-name="P10"><draw:control text:anchor-type="as-char" draw:z-index="52" draw:style-name="gr2" draw:text-style-name="P11" svg:width="7.714cm" svg:height="0.364cm" draw:control="control53"/></text:p>
          </table:table-cell>
        </table:table-row>
        <table:table-row>
          <table:covered-table-cell/>
          <table:table-cell table:style-name="TimeTable.B3" office:value-type="string">
            <text:p text:style-name="P7">13:10 — 14:30</text:p>
          </table:table-cell>
          <table:table-cell table:style-name="TimeTable.B3" office:value-type="string">
            <text:p text:style-name="P10"><draw:control text:anchor-type="as-char" draw:z-index="3" draw:style-name="gr2" draw:text-style-name="P11" svg:width="7.714cm" svg:height="0.364cm" draw:control="control4"/></text:p>
          </table:table-cell>
          <table:table-cell table:style-name="TimeTable.D3" office:value-type="string">
            <text:p text:style-name="P10"><draw:control text:anchor-type="as-char" draw:z-index="53" draw:style-name="gr2" draw:text-style-name="P11" svg:width="7.714cm" svg:height="0.364cm" draw:control="control54"/></text:p>
          </table:table-cell>
        </table:table-row>
        <table:table-row>
          <table:covered-table-cell/>
          <table:table-cell table:style-name="TimeTable.B3" office:value-type="string">
            <text:p text:style-name="P7">14:40 — 16:00</text:p>
          </table:table-cell>
          <table:table-cell table:style-name="TimeTable.B3" office:value-type="string">
            <text:p text:style-name="P10"><draw:control text:anchor-type="as-char" draw:z-index="4" draw:style-name="gr2" draw:text-style-name="P11" svg:width="7.714cm" svg:height="0.364cm" draw:control="control5"/></text:p>
          </table:table-cell>
          <table:table-cell table:style-name="TimeTable.D3" office:value-type="string">
            <text:p text:style-name="P10"><draw:control text:anchor-type="as-char" draw:z-index="54" draw:style-name="gr2" draw:text-style-name="P11" svg:width="7.714cm" svg:height="0.364cm" draw:control="control55"/></text:p>
          </table:table-cell>
        </table:table-row>
        <table:table-row>
          <table:covered-table-cell/>
          <table:table-cell table:style-name="TimeTable.B3" office:value-type="string">
            <text:p text:style-name="P7">16:10 — 17:30</text:p>
          </table:table-cell>
          <table:table-cell table:style-name="TimeTable.B3" office:value-type="string">
            <text:p text:style-name="P10"><draw:control text:anchor-type="as-char" draw:z-index="5" draw:style-name="gr2" draw:text-style-name="P11" svg:width="7.714cm" svg:height="0.364cm" draw:control="control6"/></text:p>
          </table:table-cell>
          <table:table-cell table:style-name="TimeTable.D3" office:value-type="string">
            <text:p text:style-name="P10"><draw:control text:anchor-type="as-char" draw:z-index="55" draw:style-name="gr2" draw:text-style-name="P11" svg:width="7.714cm" svg:height="0.364cm" draw:control="control56"/></text:p>
          </table:table-cell>
        </table:table-row>
        <table:table-row>
          <table:covered-table-cell/>
          <table:table-cell table:style-name="TimeTable.B3" office:value-type="string">
            <text:p text:style-name="P7">17:40 — 19:00</text:p>
          </table:table-cell>
          <table:table-cell table:style-name="TimeTable.B3" office:value-type="string">
            <text:p text:style-name="P10"><draw:control text:anchor-type="as-char" draw:z-index="6" draw:style-name="gr2" draw:text-style-name="P11" svg:width="7.714cm" svg:height="0.364cm" draw:control="control7"/></text:p>
          </table:table-cell>
          <table:table-cell table:style-name="TimeTable.D3" office:value-type="string">
            <text:p text:style-name="P10"><draw:control text:anchor-type="as-char" draw:z-index="56" draw:style-name="gr2" draw:text-style-name="P11" svg:width="7.714cm" svg:height="0.364cm" draw:control="control57"/></text:p>
          </table:table-cell>
        </table:table-row>
        <table:table-row>
          <table:covered-table-cell/>
          <table:table-cell table:style-name="TimeTable.B3" office:value-type="string">
            <text:p text:style-name="P7">19:10 — 20:30</text:p>
          </table:table-cell>
          <table:table-cell table:style-name="TimeTable.B3" office:value-type="string">
            <text:p text:style-name="P10"><draw:control text:anchor-type="as-char" draw:z-index="7" draw:style-name="gr2" draw:text-style-name="P11" svg:width="7.714cm" svg:height="0.364cm" draw:control="control8"/></text:p>
          </table:table-cell>
          <table:table-cell table:style-name="TimeTable.D3" office:value-type="string">
            <text:p text:style-name="P10"><draw:control text:anchor-type="as-char" draw:z-index="57" draw:style-name="gr2" draw:text-style-name="P11" svg:width="7.714cm" svg:height="0.364cm" draw:control="control58"/></text:p>
          </table:table-cell>
        </table:table-row>
        <table:table-row>
          <table:table-cell table:style-name="TimeTable.A2" table:number-rows-spanned="8" office:value-type="string">
            <text:p text:style-name="P5">Віторок</text:p>
          </table:table-cell>
          <table:table-cell table:style-name="TimeTable.B10" office:value-type="string">
            <text:p text:style-name="P7">8:30 — 9:50</text:p>
          </table:table-cell>
          <table:table-cell table:style-name="TimeTable.C2" office:value-type="string">
            <text:p text:style-name="P10"><draw:control text:anchor-type="as-char" draw:z-index="8" draw:style-name="gr2" draw:text-style-name="P11" svg:width="7.714cm" svg:height="0.364cm" draw:control="control9"/></text:p>
          </table:table-cell>
          <table:table-cell table:style-name="TimeTable.D2" office:value-type="string">
            <text:p text:style-name="P10"><draw:control text:anchor-type="as-char" draw:z-index="58" draw:style-name="gr2" draw:text-style-name="P11" svg:width="7.714cm" svg:height="0.364cm" draw:control="control59"/></text:p>
          </table:table-cell>
        </table:table-row>
        <table:table-row>
          <table:covered-table-cell/>
          <table:table-cell table:style-name="TimeTable.B11" office:value-type="string">
            <text:p text:style-name="P7">10:00 — 11:20</text:p>
          </table:table-cell>
          <table:table-cell table:style-name="TimeTable.B3" office:value-type="string">
            <text:p text:style-name="P10"><draw:control text:anchor-type="as-char" draw:z-index="9" draw:style-name="gr2" draw:text-style-name="P11" svg:width="7.714cm" svg:height="0.364cm" draw:control="control10"/></text:p>
          </table:table-cell>
          <table:table-cell table:style-name="TimeTable.D3" office:value-type="string">
            <text:p text:style-name="P10"><draw:control text:anchor-type="as-char" draw:z-index="59" draw:style-name="gr2" draw:text-style-name="P11" svg:width="7.714cm" svg:height="0.364cm" draw:control="control60"/></text:p>
          </table:table-cell>
        </table:table-row>
        <table:table-row>
          <table:covered-table-cell/>
          <table:table-cell table:style-name="TimeTable.B11" office:value-type="string">
            <text:p text:style-name="P7">11:30 — 12:50</text:p>
          </table:table-cell>
          <table:table-cell table:style-name="TimeTable.B3" office:value-type="string">
            <text:p text:style-name="P10"><draw:control text:anchor-type="as-char" draw:z-index="10" draw:style-name="gr2" draw:text-style-name="P11" svg:width="7.714cm" svg:height="0.364cm" draw:control="control11"/></text:p>
          </table:table-cell>
          <table:table-cell table:style-name="TimeTable.D3" office:value-type="string">
            <text:p text:style-name="P10"><draw:control text:anchor-type="as-char" draw:z-index="11" draw:style-name="gr2" draw:text-style-name="P11" svg:width="7.714cm" svg:height="0.364cm" draw:control="control12"/></text:p>
          </table:table-cell>
        </table:table-row>
        <table:table-row>
          <table:covered-table-cell/>
          <table:table-cell table:style-name="TimeTable.B11" office:value-type="string">
            <text:p text:style-name="P7">13:10 — 14:30</text:p>
          </table:table-cell>
          <table:table-cell table:style-name="TimeTable.B3" office:value-type="string">
            <text:p text:style-name="P10"><draw:control text:anchor-type="as-char" draw:z-index="12" draw:style-name="gr2" draw:text-style-name="P11" svg:width="7.714cm" svg:height="0.364cm" draw:control="control13"/></text:p>
          </table:table-cell>
          <table:table-cell table:style-name="TimeTable.D3" office:value-type="string">
            <text:p text:style-name="P10"><draw:control text:anchor-type="as-char" draw:z-index="60" draw:style-name="gr2" draw:text-style-name="P11" svg:width="7.714cm" svg:height="0.364cm" draw:control="control61"/></text:p>
          </table:table-cell>
        </table:table-row>
        <table:table-row>
          <table:covered-table-cell/>
          <table:table-cell table:style-name="TimeTable.B11" office:value-type="string">
            <text:p text:style-name="P7">14:40 — 16:00</text:p>
          </table:table-cell>
          <table:table-cell table:style-name="TimeTable.B3" office:value-type="string">
            <text:p text:style-name="P10"><draw:control text:anchor-type="as-char" draw:z-index="13" draw:style-name="gr2" draw:text-style-name="P11" svg:width="7.714cm" svg:height="0.364cm" draw:control="control14"/></text:p>
          </table:table-cell>
          <table:table-cell table:style-name="TimeTable.D3" office:value-type="string">
            <text:p text:style-name="P10"><draw:control text:anchor-type="as-char" draw:z-index="61" draw:style-name="gr2" draw:text-style-name="P11" svg:width="7.714cm" svg:height="0.364cm" draw:control="control62"/></text:p>
          </table:table-cell>
        </table:table-row>
        <table:table-row>
          <table:covered-table-cell/>
          <table:table-cell table:style-name="TimeTable.B11" office:value-type="string">
            <text:p text:style-name="P7">16:10 — 17:30</text:p>
          </table:table-cell>
          <table:table-cell table:style-name="TimeTable.B3" office:value-type="string">
            <text:p text:style-name="P10"><draw:control text:anchor-type="as-char" draw:z-index="14" draw:style-name="gr2" draw:text-style-name="P11" svg:width="7.714cm" svg:height="0.364cm" draw:control="control15"/></text:p>
          </table:table-cell>
          <table:table-cell table:style-name="TimeTable.D3" office:value-type="string">
            <text:p text:style-name="P10"><draw:control text:anchor-type="as-char" draw:z-index="62" draw:style-name="gr2" draw:text-style-name="P11" svg:width="7.714cm" svg:height="0.364cm" draw:control="control63"/></text:p>
          </table:table-cell>
        </table:table-row>
        <table:table-row>
          <table:covered-table-cell/>
          <table:table-cell table:style-name="TimeTable.B11" office:value-type="string">
            <text:p text:style-name="P7">17:40 — 19:00</text:p>
          </table:table-cell>
          <table:table-cell table:style-name="TimeTable.B3" office:value-type="string">
            <text:p text:style-name="P10"><draw:control text:anchor-type="as-char" draw:z-index="15" draw:style-name="gr2" draw:text-style-name="P11" svg:width="7.714cm" svg:height="0.364cm" draw:control="control16"/></text:p>
          </table:table-cell>
          <table:table-cell table:style-name="TimeTable.D3" office:value-type="string">
            <text:p text:style-name="P10"><draw:control text:anchor-type="as-char" draw:z-index="63" draw:style-name="gr2" draw:text-style-name="P11" svg:width="7.714cm" svg:height="0.364cm" draw:control="control64"/></text:p>
          </table:table-cell>
        </table:table-row>
        <table:table-row>
          <table:covered-table-cell/>
          <table:table-cell table:style-name="TimeTable.B11" office:value-type="string">
            <text:p text:style-name="P7">19:10 — 20:30</text:p>
          </table:table-cell>
          <table:table-cell table:style-name="TimeTable.B3" office:value-type="string">
            <text:p text:style-name="P10"><draw:control text:anchor-type="as-char" draw:z-index="16" draw:style-name="gr2" draw:text-style-name="P11" svg:width="7.714cm" svg:height="0.364cm" draw:control="control17"/></text:p>
          </table:table-cell>
          <table:table-cell table:style-name="TimeTable.D3" office:value-type="string">
            <text:p text:style-name="P10"><draw:control text:anchor-type="as-char" draw:z-index="64" draw:style-name="gr2" draw:text-style-name="P11" svg:width="7.714cm" svg:height="0.364cm" draw:control="control65"/></text:p>
          </table:table-cell>
        </table:table-row>
        <table:table-row>
          <table:table-cell table:style-name="TimeTable.A2" table:number-rows-spanned="8" office:value-type="string">
            <text:p text:style-name="P5">Середа</text:p>
          </table:table-cell>
          <table:table-cell table:style-name="TimeTable.B10" office:value-type="string">
            <text:p text:style-name="P7">8:30 — 9:50</text:p>
          </table:table-cell>
          <table:table-cell table:style-name="TimeTable.C2" office:value-type="string">
            <text:p text:style-name="P10"><draw:control text:anchor-type="as-char" draw:z-index="17" draw:style-name="gr2" draw:text-style-name="P11" svg:width="7.714cm" svg:height="0.364cm" draw:control="control18"/></text:p>
          </table:table-cell>
          <table:table-cell table:style-name="TimeTable.D2" office:value-type="string">
            <text:p text:style-name="P10"><draw:control text:anchor-type="as-char" draw:z-index="65" draw:style-name="gr2" draw:text-style-name="P11" svg:width="7.714cm" svg:height="0.364cm" draw:control="control66"/></text:p>
          </table:table-cell>
        </table:table-row>
        <table:table-row>
          <table:covered-table-cell/>
          <table:table-cell table:style-name="TimeTable.B11" office:value-type="string">
            <text:p text:style-name="P7">10:00 — 11:20</text:p>
          </table:table-cell>
          <table:table-cell table:style-name="TimeTable.B3" office:value-type="string">
            <text:p text:style-name="P10"><draw:control text:anchor-type="as-char" draw:z-index="18" draw:style-name="gr2" draw:text-style-name="P11" svg:width="7.714cm" svg:height="0.364cm" draw:control="control19"/></text:p>
          </table:table-cell>
          <table:table-cell table:style-name="TimeTable.D3" office:value-type="string">
            <text:p text:style-name="P10"><draw:control text:anchor-type="as-char" draw:z-index="66" draw:style-name="gr2" draw:text-style-name="P11" svg:width="7.714cm" svg:height="0.364cm" draw:control="control67"/></text:p>
          </table:table-cell>
        </table:table-row>
        <table:table-row>
          <table:covered-table-cell/>
          <table:table-cell table:style-name="TimeTable.B11" office:value-type="string">
            <text:p text:style-name="P7">11:30 — 12:50</text:p>
          </table:table-cell>
          <table:table-cell table:style-name="TimeTable.B3" office:value-type="string">
            <text:p text:style-name="P10"><draw:control text:anchor-type="as-char" draw:z-index="19" draw:style-name="gr2" draw:text-style-name="P11" svg:width="7.714cm" svg:height="0.364cm" draw:control="control20"/></text:p>
          </table:table-cell>
          <table:table-cell table:style-name="TimeTable.D3" office:value-type="string">
            <text:p text:style-name="P10"><draw:control text:anchor-type="as-char" draw:z-index="67" draw:style-name="gr2" draw:text-style-name="P11" svg:width="7.714cm" svg:height="0.364cm" draw:control="control68"/></text:p>
          </table:table-cell>
        </table:table-row>
        <table:table-row>
          <table:covered-table-cell/>
          <table:table-cell table:style-name="TimeTable.B11" office:value-type="string">
            <text:p text:style-name="P7">13:10 — 14:30</text:p>
          </table:table-cell>
          <table:table-cell table:style-name="TimeTable.B3" office:value-type="string">
            <text:p text:style-name="P10"><draw:control text:anchor-type="as-char" draw:z-index="20" draw:style-name="gr2" draw:text-style-name="P11" svg:width="7.714cm" svg:height="0.364cm" draw:control="control21"/></text:p>
          </table:table-cell>
          <table:table-cell table:style-name="TimeTable.D3" office:value-type="string">
            <text:p text:style-name="P10"><draw:control text:anchor-type="as-char" draw:z-index="68" draw:style-name="gr2" draw:text-style-name="P11" svg:width="7.714cm" svg:height="0.364cm" draw:control="control69"/></text:p>
          </table:table-cell>
        </table:table-row>
        <table:table-row>
          <table:covered-table-cell/>
          <table:table-cell table:style-name="TimeTable.B11" office:value-type="string">
            <text:p text:style-name="P7">14:40 — 16:00</text:p>
          </table:table-cell>
          <table:table-cell table:style-name="TimeTable.B3" office:value-type="string">
            <text:p text:style-name="P10"><draw:control text:anchor-type="as-char" draw:z-index="21" draw:style-name="gr2" draw:text-style-name="P11" svg:width="7.714cm" svg:height="0.364cm" draw:control="control22"/></text:p>
          </table:table-cell>
          <table:table-cell table:style-name="TimeTable.D3" office:value-type="string">
            <text:p text:style-name="P10"><draw:control text:anchor-type="as-char" draw:z-index="69" draw:style-name="gr2" draw:text-style-name="P11" svg:width="7.714cm" svg:height="0.364cm" draw:control="control70"/></text:p>
          </table:table-cell>
        </table:table-row>
        <table:table-row>
          <table:covered-table-cell/>
          <table:table-cell table:style-name="TimeTable.B11" office:value-type="string">
            <text:p text:style-name="P7">16:10 — 17:30</text:p>
          </table:table-cell>
          <table:table-cell table:style-name="TimeTable.B3" office:value-type="string">
            <text:p text:style-name="P10"><draw:control text:anchor-type="as-char" draw:z-index="22" draw:style-name="gr2" draw:text-style-name="P11" svg:width="7.714cm" svg:height="0.364cm" draw:control="control23"/></text:p>
          </table:table-cell>
          <table:table-cell table:style-name="TimeTable.D3" office:value-type="string">
            <text:p text:style-name="P10"><draw:control text:anchor-type="as-char" draw:z-index="70" draw:style-name="gr2" draw:text-style-name="P11" svg:width="7.714cm" svg:height="0.364cm" draw:control="control71"/></text:p>
          </table:table-cell>
        </table:table-row>
        <table:table-row>
          <table:covered-table-cell/>
          <table:table-cell table:style-name="TimeTable.B11" office:value-type="string">
            <text:p text:style-name="P7">17:40 — 19:00</text:p>
          </table:table-cell>
          <table:table-cell table:style-name="TimeTable.B3" office:value-type="string">
            <text:p text:style-name="P10"><draw:control text:anchor-type="as-char" draw:z-index="23" draw:style-name="gr2" draw:text-style-name="P11" svg:width="7.714cm" svg:height="0.364cm" draw:control="control24"/></text:p>
          </table:table-cell>
          <table:table-cell table:style-name="TimeTable.D3" office:value-type="string">
            <text:p text:style-name="P10"><draw:control text:anchor-type="as-char" draw:z-index="71" draw:style-name="gr2" draw:text-style-name="P11" svg:width="7.714cm" svg:height="0.364cm" draw:control="control72"/></text:p>
          </table:table-cell>
        </table:table-row>
        <table:table-row>
          <table:covered-table-cell/>
          <table:table-cell table:style-name="TimeTable.B11" office:value-type="string">
            <text:p text:style-name="P7">19:10 — 20:30</text:p>
          </table:table-cell>
          <table:table-cell table:style-name="TimeTable.B3" office:value-type="string">
            <text:p text:style-name="P10"><draw:control text:anchor-type="as-char" draw:z-index="24" draw:style-name="gr2" draw:text-style-name="P11" svg:width="7.714cm" svg:height="0.364cm" draw:control="control25"/></text:p>
          </table:table-cell>
          <table:table-cell table:style-name="TimeTable.D3" office:value-type="string">
            <text:p text:style-name="P10"><draw:control text:anchor-type="as-char" draw:z-index="72" draw:style-name="gr2" draw:text-style-name="P11" svg:width="7.714cm" svg:height="0.364cm" draw:control="control73"/></text:p>
          </table:table-cell>
        </table:table-row>
        <table:table-row>
          <table:table-cell table:style-name="TimeTable.A2" table:number-rows-spanned="8" office:value-type="string">
            <text:p text:style-name="P5">Четвер</text:p>
          </table:table-cell>
          <table:table-cell table:style-name="TimeTable.B10" office:value-type="string">
            <text:p text:style-name="P7">8:30 — 9:50</text:p>
          </table:table-cell>
          <table:table-cell table:style-name="TimeTable.C2" office:value-type="string">
            <text:p text:style-name="P10"><draw:control text:anchor-type="as-char" draw:z-index="25" draw:style-name="gr2" draw:text-style-name="P11" svg:width="7.714cm" svg:height="0.364cm" draw:control="control26"/></text:p>
          </table:table-cell>
          <table:table-cell table:style-name="TimeTable.D2" office:value-type="string">
            <text:p text:style-name="P10"><draw:control text:anchor-type="as-char" draw:z-index="26" draw:style-name="gr2" draw:text-style-name="P11" svg:width="7.714cm" svg:height="0.364cm" draw:control="control27"/></text:p>
          </table:table-cell>
        </table:table-row>
        <table:table-row>
          <table:covered-table-cell/>
          <table:table-cell table:style-name="TimeTable.B11" office:value-type="string">
            <text:p text:style-name="P7">10:00 — 11:20</text:p>
          </table:table-cell>
          <table:table-cell table:style-name="TimeTable.B3" office:value-type="string">
            <text:p text:style-name="P10"><draw:control text:anchor-type="as-char" draw:z-index="27" draw:style-name="gr2" draw:text-style-name="P11" svg:width="7.714cm" svg:height="0.364cm" draw:control="control28"/></text:p>
          </table:table-cell>
          <table:table-cell table:style-name="TimeTable.D3" office:value-type="string">
            <text:p text:style-name="P10"><draw:control text:anchor-type="as-char" draw:z-index="73" draw:style-name="gr2" draw:text-style-name="P11" svg:width="7.714cm" svg:height="0.364cm" draw:control="control74"/></text:p>
          </table:table-cell>
        </table:table-row>
        <table:table-row>
          <table:covered-table-cell/>
          <table:table-cell table:style-name="TimeTable.B11" office:value-type="string">
            <text:p text:style-name="P7">11:30 — 12:50</text:p>
          </table:table-cell>
          <table:table-cell table:style-name="TimeTable.B3" office:value-type="string">
            <text:p text:style-name="P10"><draw:control text:anchor-type="as-char" draw:z-index="28" draw:style-name="gr2" draw:text-style-name="P11" svg:width="7.714cm" svg:height="0.364cm" draw:control="control29"/></text:p>
          </table:table-cell>
          <table:table-cell table:style-name="TimeTable.D3" office:value-type="string">
            <text:p text:style-name="P10"><draw:control text:anchor-type="as-char" draw:z-index="74" draw:style-name="gr2" draw:text-style-name="P11" svg:width="7.714cm" svg:height="0.364cm" draw:control="control75"/></text:p>
          </table:table-cell>
        </table:table-row>
        <table:table-row>
          <table:covered-table-cell/>
          <table:table-cell table:style-name="TimeTable.B11" office:value-type="string">
            <text:p text:style-name="P7">13:10 — 14:30</text:p>
          </table:table-cell>
          <table:table-cell table:style-name="TimeTable.B3" office:value-type="string">
            <text:p text:style-name="P10"><draw:control text:anchor-type="as-char" draw:z-index="29" draw:style-name="gr2" draw:text-style-name="P11" svg:width="7.714cm" svg:height="0.364cm" draw:control="control30"/></text:p>
          </table:table-cell>
          <table:table-cell table:style-name="TimeTable.D3" office:value-type="string">
            <text:p text:style-name="P10"><draw:control text:anchor-type="as-char" draw:z-index="75" draw:style-name="gr2" draw:text-style-name="P11" svg:width="7.714cm" svg:height="0.364cm" draw:control="control76"/></text:p>
          </table:table-cell>
        </table:table-row>
        <table:table-row>
          <table:covered-table-cell/>
          <table:table-cell table:style-name="TimeTable.B11" office:value-type="string">
            <text:p text:style-name="P7">14:40 — 16:00</text:p>
          </table:table-cell>
          <table:table-cell table:style-name="TimeTable.B3" office:value-type="string">
            <text:p text:style-name="P10"><draw:control text:anchor-type="as-char" draw:z-index="30" draw:style-name="gr2" draw:text-style-name="P11" svg:width="7.714cm" svg:height="0.364cm" draw:control="control31"/></text:p>
          </table:table-cell>
          <table:table-cell table:style-name="TimeTable.D3" office:value-type="string">
            <text:p text:style-name="P10"><draw:control text:anchor-type="as-char" draw:z-index="76" draw:style-name="gr2" draw:text-style-name="P11" svg:width="7.714cm" svg:height="0.364cm" draw:control="control77"/></text:p>
          </table:table-cell>
        </table:table-row>
        <table:table-row>
          <table:covered-table-cell/>
          <table:table-cell table:style-name="TimeTable.B11" office:value-type="string">
            <text:p text:style-name="P7">16:10 — 17:30</text:p>
          </table:table-cell>
          <table:table-cell table:style-name="TimeTable.B3" office:value-type="string">
            <text:p text:style-name="P10"><draw:control text:anchor-type="as-char" draw:z-index="31" draw:style-name="gr2" draw:text-style-name="P11" svg:width="7.714cm" svg:height="0.364cm" draw:control="control32"/></text:p>
          </table:table-cell>
          <table:table-cell table:style-name="TimeTable.D3" office:value-type="string">
            <text:p text:style-name="P10"><draw:control text:anchor-type="as-char" draw:z-index="77" draw:style-name="gr2" draw:text-style-name="P11" svg:width="7.714cm" svg:height="0.364cm" draw:control="control78"/></text:p>
          </table:table-cell>
        </table:table-row>
        <table:table-row table:style-name="TimeTable.32">
          <table:covered-table-cell/>
          <table:table-cell table:style-name="TimeTable.B11" office:value-type="string">
            <text:p text:style-name="P7">17:40 — 19:00</text:p>
          </table:table-cell>
          <table:table-cell table:style-name="TimeTable.B3" office:value-type="string">
            <text:p text:style-name="P10"><draw:control text:anchor-type="as-char" draw:z-index="32" draw:style-name="gr2" draw:text-style-name="P11" svg:width="7.714cm" svg:height="0.364cm" draw:control="control33"/></text:p>
          </table:table-cell>
          <table:table-cell table:style-name="TimeTable.D3" office:value-type="string">
            <text:p text:style-name="P10"><draw:control text:anchor-type="as-char" draw:z-index="78" draw:style-name="gr2" draw:text-style-name="P11" svg:width="7.714cm" svg:height="0.364cm" draw:control="control79"/></text:p>
          </table:table-cell>
        </table:table-row>
        <table:table-row>
          <table:covered-table-cell/>
          <table:table-cell table:style-name="TimeTable.B11" office:value-type="string">
            <text:p text:style-name="P7">19:10 — 20:30</text:p>
          </table:table-cell>
          <table:table-cell table:style-name="TimeTable.B3" office:value-type="string">
            <text:p text:style-name="P10"><draw:control text:anchor-type="as-char" draw:z-index="33" draw:style-name="gr2" draw:text-style-name="P11" svg:width="7.714cm" svg:height="0.364cm" draw:control="control34"/></text:p>
          </table:table-cell>
          <table:table-cell table:style-name="TimeTable.D3" office:value-type="string">
            <text:p text:style-name="P10"><draw:control text:anchor-type="as-char" draw:z-index="79" draw:style-name="gr2" draw:text-style-name="P11" svg:width="7.714cm" svg:height="0.364cm" draw:control="control80"/></text:p>
          </table:table-cell>
        </table:table-row>
        <table:table-row>
          <table:table-cell table:style-name="TimeTable.A2" table:number-rows-spanned="8" office:value-type="string">
            <text:p text:style-name="P5">П'ятниця</text:p>
          </table:table-cell>
          <table:table-cell table:style-name="TimeTable.B10" office:value-type="string">
            <text:p text:style-name="P7">8:30 — 9:50</text:p>
          </table:table-cell>
          <table:table-cell table:style-name="TimeTable.C2" office:value-type="string">
            <text:p text:style-name="P10"><draw:control text:anchor-type="as-char" draw:z-index="34" draw:style-name="gr2" draw:text-style-name="P11" svg:width="7.714cm" svg:height="0.364cm" draw:control="control35"/></text:p>
          </table:table-cell>
          <table:table-cell table:style-name="TimeTable.D2" office:value-type="string">
            <text:p text:style-name="P10"><draw:control text:anchor-type="as-char" draw:z-index="80" draw:style-name="gr2" draw:text-style-name="P11" svg:width="7.714cm" svg:height="0.364cm" draw:control="control81"/></text:p>
          </table:table-cell>
        </table:table-row>
        <table:table-row>
          <table:covered-table-cell/>
          <table:table-cell table:style-name="TimeTable.B11" office:value-type="string">
            <text:p text:style-name="P7">10:00 — 11:20</text:p>
          </table:table-cell>
          <table:table-cell table:style-name="TimeTable.B3" office:value-type="string">
            <text:p text:style-name="P10"><draw:control text:anchor-type="as-char" draw:z-index="35" draw:style-name="gr2" draw:text-style-name="P11" svg:width="7.714cm" svg:height="0.364cm" draw:control="control36"/></text:p>
          </table:table-cell>
          <table:table-cell table:style-name="TimeTable.D3" office:value-type="string">
            <text:p text:style-name="P10"><draw:control text:anchor-type="as-char" draw:z-index="81" draw:style-name="gr2" draw:text-style-name="P11" svg:width="7.714cm" svg:height="0.364cm" draw:control="control82"/></text:p>
          </table:table-cell>
        </table:table-row>
        <table:table-row>
          <table:covered-table-cell/>
          <table:table-cell table:style-name="TimeTable.B11" office:value-type="string">
            <text:p text:style-name="P7">11:30 — 12:50</text:p>
          </table:table-cell>
          <table:table-cell table:style-name="TimeTable.B3" office:value-type="string">
            <text:p text:style-name="P10"><draw:control text:anchor-type="as-char" draw:z-index="36" draw:style-name="gr2" draw:text-style-name="P11" svg:width="7.714cm" svg:height="0.364cm" draw:control="control37"/></text:p>
          </table:table-cell>
          <table:table-cell table:style-name="TimeTable.D3" office:value-type="string">
            <text:p text:style-name="P10"><draw:control text:anchor-type="as-char" draw:z-index="82" draw:style-name="gr2" draw:text-style-name="P11" svg:width="7.714cm" svg:height="0.364cm" draw:control="control83"/></text:p>
          </table:table-cell>
        </table:table-row>
        <table:table-row>
          <table:covered-table-cell/>
          <table:table-cell table:style-name="TimeTable.B11" office:value-type="string">
            <text:p text:style-name="P7">13:10 — 14:30</text:p>
          </table:table-cell>
          <table:table-cell table:style-name="TimeTable.B3" office:value-type="string">
            <text:p text:style-name="P10"><draw:control text:anchor-type="as-char" draw:z-index="37" draw:style-name="gr2" draw:text-style-name="P11" svg:width="7.714cm" svg:height="0.364cm" draw:control="control38"/></text:p>
          </table:table-cell>
          <table:table-cell table:style-name="TimeTable.D3" office:value-type="string">
            <text:p text:style-name="P10"><draw:control text:anchor-type="as-char" draw:z-index="83" draw:style-name="gr2" draw:text-style-name="P11" svg:width="7.714cm" svg:height="0.364cm" draw:control="control84"/></text:p>
          </table:table-cell>
        </table:table-row>
        <table:table-row>
          <table:covered-table-cell/>
          <table:table-cell table:style-name="TimeTable.B11" office:value-type="string">
            <text:p text:style-name="P7">14:40 — 16:00</text:p>
          </table:table-cell>
          <table:table-cell table:style-name="TimeTable.B3" office:value-type="string">
            <text:p text:style-name="P10"><draw:control text:anchor-type="as-char" draw:z-index="38" draw:style-name="gr2" draw:text-style-name="P11" svg:width="7.714cm" svg:height="0.364cm" draw:control="control39"/></text:p>
          </table:table-cell>
          <table:table-cell table:style-name="TimeTable.D3" office:value-type="string">
            <text:p text:style-name="P10"><draw:control text:anchor-type="as-char" draw:z-index="84" draw:style-name="gr2" draw:text-style-name="P11" svg:width="7.714cm" svg:height="0.364cm" draw:control="control85"/></text:p>
          </table:table-cell>
        </table:table-row>
        <table:table-row>
          <table:covered-table-cell/>
          <table:table-cell table:style-name="TimeTable.B11" office:value-type="string">
            <text:p text:style-name="P7">16:10 — 17:30</text:p>
          </table:table-cell>
          <table:table-cell table:style-name="TimeTable.B3" office:value-type="string">
            <text:p text:style-name="P10"><draw:control text:anchor-type="as-char" draw:z-index="39" draw:style-name="gr2" draw:text-style-name="P11" svg:width="7.714cm" svg:height="0.364cm" draw:control="control40"/></text:p>
          </table:table-cell>
          <table:table-cell table:style-name="TimeTable.D3" office:value-type="string">
            <text:p text:style-name="P10"><draw:control text:anchor-type="as-char" draw:z-index="85" draw:style-name="gr2" draw:text-style-name="P11" svg:width="7.714cm" svg:height="0.364cm" draw:control="control86"/></text:p>
          </table:table-cell>
        </table:table-row>
        <table:table-row>
          <table:covered-table-cell/>
          <table:table-cell table:style-name="TimeTable.B11" office:value-type="string">
            <text:p text:style-name="P7">17:40 — 19:00</text:p>
          </table:table-cell>
          <table:table-cell table:style-name="TimeTable.B3" office:value-type="string">
            <text:p text:style-name="P10"><draw:control text:anchor-type="as-char" draw:z-index="40" draw:style-name="gr2" draw:text-style-name="P11" svg:width="7.714cm" svg:height="0.364cm" draw:control="control41"/></text:p>
          </table:table-cell>
          <table:table-cell table:style-name="TimeTable.D3" office:value-type="string">
            <text:p text:style-name="P10"><draw:control text:anchor-type="as-char" draw:z-index="86" draw:style-name="gr2" draw:text-style-name="P11" svg:width="7.714cm" svg:height="0.364cm" draw:control="control87"/></text:p>
          </table:table-cell>
        </table:table-row>
        <table:table-row>
          <table:covered-table-cell/>
          <table:table-cell table:style-name="TimeTable.B11" office:value-type="string">
            <text:p text:style-name="P7">19:10 — 20:30</text:p>
          </table:table-cell>
          <table:table-cell table:style-name="TimeTable.B3" office:value-type="string">
            <text:p text:style-name="P10"><draw:control text:anchor-type="as-char" draw:z-index="41" draw:style-name="gr2" draw:text-style-name="P11" svg:width="7.714cm" svg:height="0.364cm" draw:control="control42"/></text:p>
          </table:table-cell>
          <table:table-cell table:style-name="TimeTable.D3" office:value-type="string">
            <text:p text:style-name="P10"><draw:control text:anchor-type="as-char" draw:z-index="87" draw:style-name="gr2" draw:text-style-name="P11" svg:width="7.714cm" svg:height="0.364cm" draw:control="control88"/></text:p>
          </table:table-cell>
        </table:table-row>
        <table:table-row>
          <table:table-cell table:style-name="TimeTable.A2" table:number-rows-spanned="8" office:value-type="string">
            <text:p text:style-name="P6">Субота</text:p>
          </table:table-cell>
          <table:table-cell table:style-name="TimeTable.B10" office:value-type="string">
            <text:p text:style-name="P7">8:30 — 9:50</text:p>
          </table:table-cell>
          <table:table-cell table:style-name="TimeTable.C2" office:value-type="string">
            <text:p text:style-name="P10"><draw:control text:anchor-type="as-char" draw:z-index="42" draw:style-name="gr2" draw:text-style-name="P11" svg:width="7.714cm" svg:height="0.364cm" draw:control="control43"/></text:p>
          </table:table-cell>
          <table:table-cell table:style-name="TimeTable.D2" office:value-type="string">
            <text:p text:style-name="P10"><draw:control text:anchor-type="as-char" draw:z-index="88" draw:style-name="gr2" draw:text-style-name="P11" svg:width="7.714cm" svg:height="0.364cm" draw:control="control89"/></text:p>
          </table:table-cell>
        </table:table-row>
        <table:table-row>
          <table:covered-table-cell/>
          <table:table-cell table:style-name="TimeTable.B11" office:value-type="string">
            <text:p text:style-name="P7">10:00 — 11:20</text:p>
          </table:table-cell>
          <table:table-cell table:style-name="TimeTable.B3" office:value-type="string">
            <text:p text:style-name="P10"><draw:control text:anchor-type="as-char" draw:z-index="43" draw:style-name="gr2" draw:text-style-name="P11" svg:width="7.714cm" svg:height="0.364cm" draw:control="control44"/></text:p>
          </table:table-cell>
          <table:table-cell table:style-name="TimeTable.D3" office:value-type="string">
            <text:p text:style-name="P10"><draw:control text:anchor-type="as-char" draw:z-index="89" draw:style-name="gr2" draw:text-style-name="P11" svg:width="7.714cm" svg:height="0.364cm" draw:control="control90"/></text:p>
          </table:table-cell>
        </table:table-row>
        <table:table-row>
          <table:covered-table-cell/>
          <table:table-cell table:style-name="TimeTable.B11" office:value-type="string">
            <text:p text:style-name="P7">11:30 — 12:50</text:p>
          </table:table-cell>
          <table:table-cell table:style-name="TimeTable.B3" office:value-type="string">
            <text:p text:style-name="P10"><draw:control text:anchor-type="as-char" draw:z-index="44" draw:style-name="gr2" draw:text-style-name="P11" svg:width="7.714cm" svg:height="0.364cm" draw:control="control45"/></text:p>
          </table:table-cell>
          <table:table-cell table:style-name="TimeTable.D3" office:value-type="string">
            <text:p text:style-name="P10"><draw:control text:anchor-type="as-char" draw:z-index="90" draw:style-name="gr2" draw:text-style-name="P11" svg:width="7.714cm" svg:height="0.364cm" draw:control="control91"/></text:p>
          </table:table-cell>
        </table:table-row>
        <table:table-row>
          <table:covered-table-cell/>
          <table:table-cell table:style-name="TimeTable.B11" office:value-type="string">
            <text:p text:style-name="P7">13:10 — 14:30</text:p>
          </table:table-cell>
          <table:table-cell table:style-name="TimeTable.B3" office:value-type="string">
            <text:p text:style-name="P10"><draw:control text:anchor-type="as-char" draw:z-index="45" draw:style-name="gr2" draw:text-style-name="P11" svg:width="7.714cm" svg:height="0.364cm" draw:control="control46"/></text:p>
          </table:table-cell>
          <table:table-cell table:style-name="TimeTable.D3" office:value-type="string">
            <text:p text:style-name="P10"><draw:control text:anchor-type="as-char" draw:z-index="91" draw:style-name="gr2" draw:text-style-name="P11" svg:width="7.714cm" svg:height="0.364cm" draw:control="control92"/></text:p>
          </table:table-cell>
        </table:table-row>
        <table:table-row>
          <table:covered-table-cell/>
          <table:table-cell table:style-name="TimeTable.B11" office:value-type="string">
            <text:p text:style-name="P7">14:40 — 16:00</text:p>
          </table:table-cell>
          <table:table-cell table:style-name="TimeTable.B3" office:value-type="string">
            <text:p text:style-name="P10"><draw:control text:anchor-type="as-char" draw:z-index="46" draw:style-name="gr2" draw:text-style-name="P11" svg:width="7.714cm" svg:height="0.364cm" draw:control="control47"/></text:p>
          </table:table-cell>
          <table:table-cell table:style-name="TimeTable.D3" office:value-type="string">
            <text:p text:style-name="P10"><draw:control text:anchor-type="as-char" draw:z-index="92" draw:style-name="gr2" draw:text-style-name="P11" svg:width="7.714cm" svg:height="0.364cm" draw:control="control93"/></text:p>
          </table:table-cell>
        </table:table-row>
        <table:table-row>
          <table:covered-table-cell/>
          <table:table-cell table:style-name="TimeTable.B11" office:value-type="string">
            <text:p text:style-name="P7">16:10 — 17:30</text:p>
          </table:table-cell>
          <table:table-cell table:style-name="TimeTable.B3" office:value-type="string">
            <text:p text:style-name="P10"><draw:control text:anchor-type="as-char" draw:z-index="47" draw:style-name="gr2" draw:text-style-name="P11" svg:width="7.714cm" svg:height="0.364cm" draw:control="control48"/></text:p>
          </table:table-cell>
          <table:table-cell table:style-name="TimeTable.D3" office:value-type="string">
            <text:p text:style-name="P10"><draw:control text:anchor-type="as-char" draw:z-index="93" draw:style-name="gr2" draw:text-style-name="P11" svg:width="7.714cm" svg:height="0.364cm" draw:control="control94"/></text:p>
          </table:table-cell>
        </table:table-row>
        <table:table-row>
          <table:covered-table-cell/>
          <table:table-cell table:style-name="TimeTable.B11" office:value-type="string">
            <text:p text:style-name="P7">17:40 — 19:00</text:p>
          </table:table-cell>
          <table:table-cell table:style-name="TimeTable.B3" office:value-type="string">
            <text:p text:style-name="P10"><draw:control text:anchor-type="as-char" draw:z-index="48" draw:style-name="gr2" draw:text-style-name="P11" svg:width="7.714cm" svg:height="0.364cm" draw:control="control49"/></text:p>
          </table:table-cell>
          <table:table-cell table:style-name="TimeTable.D3" office:value-type="string">
            <text:p text:style-name="P10"><draw:control text:anchor-type="as-char" draw:z-index="94" draw:style-name="gr2" draw:text-style-name="P11" svg:width="7.714cm" svg:height="0.364cm" draw:control="control95"/></text:p>
          </table:table-cell>
        </table:table-row>
        <table:table-row>
          <table:covered-table-cell/>
          <table:table-cell table:style-name="TimeTable.B11" office:value-type="string">
            <text:p text:style-name="P7">19:10 — 20:30</text:p>
          </table:table-cell>
          <table:table-cell table:style-name="TimeTable.B3" office:value-type="string">
            <text:p text:style-name="P10"><draw:control text:anchor-type="as-char" draw:z-index="49" draw:style-name="gr2" draw:text-style-name="P11" svg:width="7.714cm" svg:height="0.364cm" draw:control="control50"/></text:p>
          </table:table-cell>
          <table:table-cell table:style-name="TimeTable.D3" office:value-type="string">
            <text:p text:style-name="P10"><draw:control text:anchor-type="as-char" draw:z-index="95" draw:style-name="gr2" draw:text-style-name="P11" svg:width="7.714cm" svg:height="0.364cm" draw:control="control9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uk" fo:country="UA" style:letter-kerning="true" style:font-name-asian="WenQuanYi Micro Hei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WenQuanYi Micro Hei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6cm" fo:margin-bottom="0.23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en Klochan</meta:initial-creator>
    <meta:creation-date>2018-11-12T07:41:49</meta:creation-date>
    <meta:document-statistic meta:table-count="1" meta:image-count="0" meta:object-count="0" meta:page-count="1" meta:paragraph-count="152" meta:word-count="154" meta:character-count="769"/>
    <dc:date>2018-11-12T09:50:07</dc:date>
    <dc:creator>Arsen Klochan</dc:creator>
    <meta:editing-duration>PT7M2S</meta:editing-duration>
    <meta:editing-cycles>1</meta:editing-cycles>
    <meta:generator>OpenOffice/4.0.1$Unix OpenOffice.org_project/401m5$Build-9714</meta:generator>
  </office:meta>
</office:document-meta>
</file>